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size="16pt" fo:font-weight="bold" officeooo:rsid="00387832" officeooo:paragraph-rsid="0038783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Condensed1" fo:font-weight="bold" officeooo:rsid="00387832" officeooo:paragraph-rsid="00387832" style:font-weight-asian="bold" style:font-weight-complex="bold"/>
    </style:style>
    <style:style style:name="P5" style:family="paragraph" style:parent-style-name="Standard">
      <style:text-properties style:font-name="DejaVu Sans Condensed1" fo:font-size="10pt" fo:font-style="italic" fo:font-weight="normal" officeooo:rsid="00387832" officeooo:paragraph-rsid="00387832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text-properties style:font-name="DejaVu Sans Condensed1" fo:font-weight="normal" officeooo:rsid="003a3d5c" officeooo:paragraph-rsid="002e57e4" style:font-weight-asian="normal" style:font-weight-complex="normal"/>
    </style:style>
    <style:style style:name="P7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3df3ac" officeooo:paragraph-rsid="003df3ac" style:font-weight-asian="normal" style:font-weight-complex="normal"/>
    </style:style>
    <style:style style:name="P8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3e69c0" officeooo:paragraph-rsid="003e69c0" style:font-weight-asian="normal" style:font-weight-complex="normal"/>
    </style:style>
    <style:style style:name="P9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3e69c0" officeooo:paragraph-rsid="003e69c0" style:font-weight-asian="normal" style:font-weight-complex="normal"/>
    </style:style>
    <style:style style:name="P10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3e73bc" officeooo:paragraph-rsid="003e73bc" style:font-weight-asian="normal" style:font-weight-complex="normal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0e25e" officeooo:paragraph-rsid="0040e25e" style:font-weight-asian="normal" style:font-weight-complex="normal"/>
    </style:style>
    <style:style style:name="T1" style:family="text">
      <style:text-properties officeooo:rsid="0035c9ca"/>
    </style:style>
    <style:style style:name="T2" style:family="text">
      <style:text-properties officeooo:rsid="00387832"/>
    </style:style>
    <style:style style:name="T3" style:family="text">
      <style:text-properties officeooo:rsid="003df3ac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officeooo:rsid="003e69c0"/>
    </style:style>
    <style:style style:name="T6" style:family="text">
      <style:text-properties officeooo:rsid="003e73bc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officeooo:rsid="003e73bc"/>
    </style:style>
    <style:style style:name="T9" style:family="text">
      <style:text-properties style:font-name="DejaVu Sans Mono" style:font-size-asian="10.5pt" style:text-overline-style="solid" style:text-overline-width="auto" style:text-overline-color="font-color"/>
    </style:style>
    <style:style style:name="T10" style:family="text">
      <style:text-properties style:font-size-asian="10.5pt" style:text-overline-style="solid" style:text-overline-width="auto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2 <text:span text:style-name="T3">Checkpoint Exercises</text:span></text:p>
      <text:p text:style-name="P2"/>
      <text:p text:style-name="P1"><text:span text:style-name="T1">CSC 134</text:span> – section <text:span text:style-name="T2">200</text:span> – Fall 2014</text:p>
      <text:p text:style-name="P1"/>
      <text:p text:style-name="P1">Walter Vaughan</text:p>
      <text:p text:style-name="P1"/>
      <text:p text:style-name="P4">Checkpoint Exercises</text:p>
      <text:p text:style-name="P5">(2.1, 2.2, 2.5, 2.7, 2.11, 2.12, 2.15, 2.16, 2.17, 2.19, 2.20, 2.21, 2.24, 2.25)</text:p>
      <text:p text:style-name="P6"/>
      <text:p text:style-name="P7">2.1<text:tab/><text:span text:style-name="T4">// a crazy mixed up program<text:line-break/>#include &lt;iostream&gt;<text:line-break/>using namespace std;<text:line-break/>int main()<text:line-break/>{<text:line-break/>cout &lt;&lt; “In 1492 Columbus sailed the ocean blue.”;<text:line-break/>return 0;<text:line-break/>}</text:span></text:p>
      <text:p text:style-name="P7"/>
      <text:p text:style-name="P7">2.2<text:tab/><text:span text:style-name="T4">// It's a mad, mad program<text:line-break/>#include &lt;iostream&gt;<text:line-break/>using namespace std;<text:line-break/>int main()<text:line-break/>{<text:line-break/>cout &lt;&lt; “Success\n”;<text:line-break/>cout &lt;&lt; “Success”;<text:line-break/>cout &lt;&lt; “Success\n\n”;<text:line-break/>cout &lt;&lt; “Success\n”;<text:line-break/>return 0;<text:line-break/>}</text:span></text:p>
      <text:p text:style-name="P7"/>
      <text:p text:style-name="P7">2.5<text:tab/>variables: <text:span text:style-name="T4">little</text:span>, <text:span text:style-name="T4">big<text:line-break/></text:span>literals: <text:span text:style-name="T4">2</text:span>, <text:span text:style-name="T4">2000</text:span>, <text:span text:style-name="T4">0</text:span>, <text:span text:style-name="T4">“The little number is “</text:span>, <text:span text:style-name="T4">“The big number is”</text:span></text:p>
      <text:p text:style-name="P7"/>
      <text:p text:style-name="P7">2.7<text:tab/>The following are illegal variables names:<text:line-break/><text:line-break/><text:span text:style-name="T4">99bottles</text:span><text:tab/>Variables can't start with a number.<text:line-break/><text:span text:style-name="T4">r&amp;d</text:span><text:tab/><text:tab/>Variables can only contain alphanumerics and underscores. (no &amp;'s)</text:p>
      <text:p text:style-name="P7"/>
      <text:p text:style-name="P7">2.11<text:tab/><text:span text:style-name="T5">C<text:tab/>0x43<text:line-break/>F<text:tab/>0x46<text:line-break/>W<text:tab/>0x57</text:span></text:p>
      <text:p text:style-name="P7"/>
      <text:p text:style-name="P8">2.12<text:tab/><text:span text:style-name="T4">'B'</text:span> is a <text:span text:style-name="T4">char</text:span> literal, whereas <text:span text:style-name="T4">“B”</text:span> is a <text:span text:style-name="T4">char[1]</text:span> literal which includes a terminating null byte.</text:p>
      <text:p text:style-name="P8"/>
      <text:p text:style-name="P8">2.15<text:tab/>The mistake is trying to assign a <text:span text:style-name="T4">char</text:span> array which has two bytes of data, to a <text:span text:style-name="T4">char</text:span> which is only one byte.</text:p>
      <text:p text:style-name="P8"/>
      <text:p text:style-name="P8">2.16<text:tab/>You must use include the header file <text:span text:style-name="T4">&lt;string&gt;</text:span></text:p>
      <text:p text:style-name="P8"/>
      <text:p text:style-name="P8">2.17<text:tab/>The program is attached as <text:span text:style-name="T4">2.17.cpp</text:span>.</text:p>
      <text:p text:style-name="P8"/>
      <text:p text:style-name="P8">2.19<text:tab/><text:span text:style-name="T4">6.31e17</text:span></text:p>
      <text:p text:style-name="P8"/>
      <text:p text:style-name="P8"><text:soft-page-break/>2.20<text:tab/><text:span text:style-name="T6">The program is attached as </text:span><text:span text:style-name="T8">2.20.cpp</text:span><text:span text:style-name="T6">.</text:span></text:p>
      <text:p text:style-name="P8"/>
      <text:p text:style-name="P10">2.21<text:tab/>The statement <text:span text:style-name="T4">72 = amount;</text:span> is invalid because you cannot assign to a literal.</text:p>
      <text:p text:style-name="P10"/>
      <text:p text:style-name="P10">2.24<text:tab/>The statement <text:span text:style-name="T4">portion = 70 / 3;</text:span> is an example of integer division, because both operands to the divisor are of the type <text:span text:style-name="T4">int</text:span>. The resulting value will be <text:span text:style-name="T4">23</text:span>, because the <text:span text:style-name="T4">.33</text:span><text:span text:style-name="T9">3</text:span> will be truncated away.</text:p>
      <text:p text:style-name="P10"/>
      <text:p text:style-name="P11">2.25<text:tab/><text:span text:style-name="T4">const double e = 2.71828;<text:line-break/>const double minutesInYear = 5.256e5;<text:line-break/>const double g_fps2 = 32.2;<text:line-break/>const double g_ms2 = 9.8;<text:line-break/>const int metersInMile = 1609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03T15:38:53.547450375</dc:date>
    <meta:editing-duration>PT5H59M12S</meta:editing-duration>
    <meta:editing-cycles>28</meta:editing-cycles>
    <meta:generator>LibreOffice/4.2.5.2$Linux_X86_64 LibreOffice_project/420m0$Build-2</meta:generator>
    <meta:document-statistic meta:table-count="0" meta:image-count="0" meta:object-count="0" meta:page-count="2" meta:paragraph-count="19" meta:word-count="279" meta:character-count="1582" meta:non-whitespace-character-count="1318"/>
  </office:meta>
</office:document-meta>
</file>